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rsid="001ca125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paragraph-rsid="001ca125" style:text-blinking="false" fo:background-color="transparent"/>
    </style:style>
    <style:style style:name="P4" style:family="paragraph" style:parent-style-name="Standard">
      <style:text-properties officeooo:rsid="001ca125"/>
    </style:style>
    <style:style style:name="T1" style:family="text">
      <style:text-properties officeooo:rsid="001ca125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7be145f6-55e4-5896-b22d-34e9da8b7356"/>Լեգենդ</text:p>
      <text:list xml:id="list1979144548" text:style-name="L1">
        <text:list-item>
          <text:p text:style-name="P2">Խոտ - բազմանում են մոտակա 8 վանդակներում</text:p>
        </text:list-item>
        <text:list-item>
          <text:p text:style-name="P2">Խոտակեր - ապրում են խոտեր ուտելով, բազմանում երբ <text:span text:style-name="T1">multiply </text:span><text:s/>հասնում է 1<text:span text:style-name="T1">0</text:span>ի և մեռնում երբ Էներգիան <text:span text:style-name="T1">0</text:span> է դառնում:</text:p>
        </text:list-item>
        <text:list-item>
          <text:p text:style-name="P2">Գիշատիչ - ուտում է խոտակերներին,բազմանում է երբ <text:span text:style-name="T1">multiply հասնում է 10ի եւ մեռնում երբ էներգիան 0 է դառնում:</text:span></text:p>
        </text:list-item>
        <text:list-item>
          <text:p text:style-name="P3">Խոշհոր գիշատիչ – ուտում է խոտակերներին,գիշատիչներին,բազմանում է երբ <text:span text:style-name="T1">multiply հասնում է 5ի եւ մեռնում երբ էներգիան 0 է դառնում:</text:span></text:p>
        </text:list-item>
        <text:list-item>
          <text:p text:style-name="P3">Կրակ - վառում է խոտը,բազմանում է երբ <text:span text:style-name="T1">multiply հասնում է 18ի եւ հանգչում երբ էներգիան 0 է դառնում: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6:48:56.359438000</meta:creation-date>
    <dc:date>2018-07-01T16:59:17.326618000</dc:date>
    <meta:editing-duration>PT10M26S</meta:editing-duration>
    <meta:editing-cycles>1</meta:editing-cycles>
    <meta:generator>LibreOffice/5.3.3.2$MacOSX_X86_64 LibreOffice_project/3d9a8b4b4e538a85e0782bd6c2d430bafe583448</meta:generator>
    <meta:document-statistic meta:table-count="0" meta:image-count="0" meta:object-count="0" meta:page-count="1" meta:paragraph-count="6" meta:word-count="86" meta:character-count="489" meta:non-whitespace-character-count="412"/>
  </office:meta>
</office:document-meta>
</file>